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06d0" officeooo:paragraph-rsid="000006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upo – Hamburgueria </text:p>
      <text:p text:style-name="P1"/>
      <text:p text:style-name="P1">Jhonata Almeida Inacio – 44306318</text:p>
      <text:p text:style-name="P1">Isaque Barbosa de Souza – 42425441</text:p>
      <text:p text:style-name="P1">Felipe Evaro Azevedo – 42380243</text:p>
      <text:p text:style-name="P1">Felipe Souza Rezende – 445222380</text:p>
      <text:p text:style-name="P1">Nycolas Marinho Saraiva - 43512607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13:18:24.587000000</meta:creation-date>
    <dc:date>2025-05-16T13:22:59.561000000</dc:date>
    <meta:editing-duration>PT4M35S</meta:editing-duration>
    <meta:editing-cycles>1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6" meta:word-count="24" meta:character-count="185" meta:non-whitespace-character-count="161"/>
  </office:meta>
</office:document-meta>
</file>